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C50000033DF044B998.png" manifest:media-type="image/png"/>
  <manifest:file-entry manifest:full-path="Pictures/100002010000044A0000032BF3042247.png" manifest:media-type="image/png"/>
  <manifest:file-entry manifest:full-path="Pictures/100002010000044A0000032B99B1D1F5.png" manifest:media-type="image/png"/>
  <manifest:file-entry manifest:full-path="Pictures/10000201000002E1000001BD827356E4.png" manifest:media-type="image/png"/>
  <manifest:file-entry manifest:full-path="Pictures/100002010000044A0000032B2D502E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 9" text:anchor-type="as-char" svg:width="15cm" svg:height="11.077cm" draw:z-index="0"><draw:image xlink:href="Pictures/100002010000044A0000032B2D502E28.png" xlink:type="simple" xlink:show="embed" xlink:actuate="onLoad"/></draw:frame></text:p>
      <text:p text:style-name="Standard"/>
      <text:p text:style-name="Standard"><draw:frame draw:style-name="fr1" draw:name="Imagem 10" text:anchor-type="as-char" svg:width="15cm" svg:height="11.077cm" draw:z-index="1"><draw:image xlink:href="Pictures/100002010000044A0000032BF3042247.png" xlink:type="simple" xlink:show="embed" xlink:actuate="onLoad"/></draw:frame></text:p>
      <text:p text:style-name="Standard"/>
      <text:p text:style-name="Standard"><text:soft-page-break/><draw:frame draw:style-name="fr1" draw:name="Imagem 11" text:anchor-type="as-char" svg:width="15cm" svg:height="11.077cm" draw:z-index="2"><draw:image xlink:href="Pictures/100002010000044A0000032B99B1D1F5.png" xlink:type="simple" xlink:show="embed" xlink:actuate="onLoad"/></draw:frame></text:p>
      <text:p text:style-name="Standard"/>
      <text:p text:style-name="Standard"><draw:frame draw:style-name="fr1" draw:name="Imagem 8" text:anchor-type="as-char" svg:width="15cm" svg:height="10.185cm" draw:z-index="3"><draw:image xlink:href="Pictures/10000201000004C50000033DF044B998.png" xlink:type="simple" xlink:show="embed" xlink:actuate="onLoad"/></draw:frame></text:p>
      <text:p text:style-name="Standard"/>
      <text:p text:style-name="Standard"><text:soft-page-break/><draw:frame draw:style-name="fr1" draw:name="Imagem 3" text:anchor-type="as-char" svg:width="15cm" svg:height="9.058cm" draw:z-index="4"><draw:image xlink:href="Pictures/10000201000002E1000001BD827356E4.png" xlink:type="simple" xlink:show="embed" xlink:actuate="onLoad"/><svg:title>C:\Users\usuario\Desktop\mockup.png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4T18:09:41.24</meta:creation-date>
    <dc:date>2012-07-24T18:10:37.40</dc:date>
    <meta:editing-duration>P0D</meta:editing-duration>
    <meta:editing-cycles>1</meta:editing-cycles>
    <meta:document-statistic meta:table-count="0" meta:image-count="5" meta:object-count="0" meta:page-count="3" meta:paragraph-count="5" meta:word-count="0" meta:character-count="5" meta:non-whitespace-character-count="0"/>
    <meta:generator>LibreOffice/3.5$Windows_x86 LibreOffice_project/7122e39-92ed229-498d286-15e43b4-d70da21</meta:generator>
  </office:meta>
</office:document-meta>
</file>